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90" calcext:value-type="float">
            <text:p>490</text:p>
          </table:table-cell>
          <table:table-cell office:value-type="float" office:value="48" calcext:value-type="float">
            <text:p>48</text:p>
          </table:table-cell>
          <table:table-cell office:value-type="float" office:value="0.103896103896" calcext:value-type="float">
            <text:p>0.1038961039</text:p>
          </table:table-cell>
          <table:table-cell office:value-type="float" office:value="0.261224489796" calcext:value-type="float">
            <text:p>0.2612244898</text:p>
          </table:table-cell>
          <table:table-cell office:value-type="float" office:value="0.291666666667" calcext:value-type="float">
            <text:p>0.291666666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0.0863453815261" calcext:value-type="float">
            <text:p>0.0863453815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float" office:value="0.0524193548387" calcext:value-type="float">
            <text:p>0.0524193548</text:p>
          </table:table-cell>
          <table:table-cell office:value-type="float" office:value="0.211009174312" calcext:value-type="float">
            <text:p>0.2110091743</text:p>
          </table:table-cell>
          <table:table-cell office:value-type="float" office:value="0.282051282051" calcext:value-type="float">
            <text:p>0.28205128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float" office:value="0.0770770770771" calcext:value-type="float">
            <text:p>0.0770770771</text:p>
          </table:table-cell>
          <table:table-cell office:value-type="float" office:value="0.2" calcext:value-type="float">
            <text:p>0.2</text:p>
          </table:table-cell>
          <table:table-cell office:value-type="float" office:value="0.277777777778" calcext:value-type="float">
            <text:p>0.277777777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56" calcext:value-type="float">
            <text:p>356</text:p>
          </table:table-cell>
          <table:table-cell office:value-type="float" office:value="23" calcext:value-type="float">
            <text:p>23</text:p>
          </table:table-cell>
          <table:table-cell office:value-type="float" office:value="0.0682492581602" calcext:value-type="float">
            <text:p>0.0682492582</text:p>
          </table:table-cell>
          <table:table-cell office:value-type="float" office:value="0.224719101124" calcext:value-type="float">
            <text:p>0.2247191011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0.0741482965932" calcext:value-type="float">
            <text:p>0.0741482966</text:p>
          </table:table-cell>
          <table:table-cell office:value-type="float" office:value="0.163120567376" calcext:value-type="float">
            <text:p>0.1631205674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float" office:value="0.0772316950853" calcext:value-type="float">
            <text:p>0.0772316951</text:p>
          </table:table-cell>
          <table:table-cell office:value-type="float" office:value="0.228395061728" calcext:value-type="float">
            <text:p>0.2283950617</text:p>
          </table:table-cell>
          <table:table-cell office:value-type="float" office:value="0.294117647059" calcext:value-type="float">
            <text:p>0.294117647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77" calcext:value-type="float">
            <text:p>177</text:p>
          </table:table-cell>
          <table:table-cell office:value-type="float" office:value="57" calcext:value-type="float">
            <text:p>57</text:p>
          </table:table-cell>
          <table:table-cell office:value-type="float" office:value="0.0741482965932" calcext:value-type="float">
            <text:p>0.0741482966</text:p>
          </table:table-cell>
          <table:table-cell office:value-type="float" office:value="0.220338983051" calcext:value-type="float">
            <text:p>0.2203389831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0.0704225352113" calcext:value-type="float">
            <text:p>0.0704225352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.0795180722892" calcext:value-type="float">
            <text:p>0.0795180723</text:p>
          </table:table-cell>
          <table:table-cell office:value-type="float" office:value="0.194968553459" calcext:value-type="float">
            <text:p>0.1949685535</text:p>
          </table:table-cell>
          <table:table-cell office:value-type="float" office:value="0.241379310345" calcext:value-type="float">
            <text:p>0.24137931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0.0631578947368" calcext:value-type="float">
            <text:p>0.0631578947</text:p>
          </table:table-cell>
          <table:table-cell office:value-type="float" office:value="0.203703703704" calcext:value-type="float">
            <text:p>0.2037037037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0.0628218331617" calcext:value-type="float">
            <text:p>0.0628218332</text:p>
          </table:table-cell>
          <table:table-cell office:value-type="float" office:value="0.201117318436" calcext:value-type="float">
            <text:p>0.2011173184</text:p>
          </table:table-cell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0.0670670670671" calcext:value-type="float">
            <text:p>0.0670670671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0.0607028753994" calcext:value-type="float">
            <text:p>0.0607028754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243243243243" calcext:value-type="float">
            <text:p>0.243243243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0.0677451971689" calcext:value-type="float">
            <text:p>0.0677451972</text:p>
          </table:table-cell>
          <table:table-cell office:value-type="float" office:value="0.158878504673" calcext:value-type="float">
            <text:p>0.1588785047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  <table:table-cell office:value-type="float" office:value="0.0550550550551" calcext:value-type="float">
            <text:p>0.0550550551</text:p>
          </table:table-cell>
          <table:table-cell office:value-type="float" office:value="0.213973799127" calcext:value-type="float">
            <text:p>0.2139737991</text:p>
          </table:table-cell>
          <table:table-cell office:value-type="float" office:value="0.317073170732" calcext:value-type="float">
            <text:p>0.317073170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3" calcext:value-type="float">
            <text:p>143</text:p>
          </table:table-cell>
          <table:table-cell office:value-type="float" office:value="53" calcext:value-type="float">
            <text:p>53</text:p>
          </table:table-cell>
          <table:table-cell office:value-type="float" office:value="0.0670731707317" calcext:value-type="float">
            <text:p>0.0670731707</text:p>
          </table:table-cell>
          <table:table-cell office:value-type="float" office:value="0.188811188811" calcext:value-type="float">
            <text:p>0.1888111888</text:p>
          </table:table-cell>
          <table:table-cell office:value-type="float" office:value="0.283018867925" calcext:value-type="float">
            <text:p>0.283018867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0.0547798066595" calcext:value-type="float">
            <text:p>0.0547798067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173913043478" calcext:value-type="float">
            <text:p>0.173913043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0.0657894736842" calcext:value-type="float">
            <text:p>0.0657894737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49" calcext:value-type="float">
            <text:p>249</text:p>
          </table:table-cell>
          <table:table-cell office:value-type="float" office:value="60" calcext:value-type="float">
            <text:p>60</text:p>
          </table:table-cell>
          <table:table-cell office:value-type="float" office:value="0.0568720379147" calcext:value-type="float">
            <text:p>0.0568720379</text:p>
          </table:table-cell>
          <table:table-cell office:value-type="float" office:value="0.220883534137" calcext:value-type="float">
            <text:p>0.2208835341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2" calcext:value-type="float">
            <text:p>222</text:p>
          </table:table-cell>
          <table:table-cell office:value-type="float" office:value="31" calcext:value-type="float">
            <text:p>31</text:p>
          </table:table-cell>
          <table:table-cell office:value-type="float" office:value="0.0605060506051" calcext:value-type="float">
            <text:p>0.0605060506</text:p>
          </table:table-cell>
          <table:table-cell office:value-type="float" office:value="0.153153153153" calcext:value-type="float">
            <text:p>0.1531531532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office:value-type="float" office:value="0.0480167014614" calcext:value-type="float">
            <text:p>0.0480167015</text:p>
          </table:table-cell>
          <table:table-cell office:value-type="float" office:value="0.210401891253" calcext:value-type="float">
            <text:p>0.21040189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0.0536912751678" calcext:value-type="float">
            <text:p>0.0536912752</text:p>
          </table:table-cell>
          <table:table-cell office:value-type="float" office:value="0.132352941176" calcext:value-type="float">
            <text:p>0.13235294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0.0505050505051" calcext:value-type="float">
            <text:p>0.0505050505</text:p>
          </table:table-cell>
          <table:table-cell office:value-type="float" office:value="0.157894736842" calcext:value-type="float">
            <text:p>0.1578947368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0.05" calcext:value-type="float">
            <text:p>0.05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table:formula="of:=AVERAGE([.A2:.A26])" office:value-type="float" office:value="936.4" calcext:value-type="float">
            <text:p>936.4</text:p>
          </table:table-cell>
          <table:table-cell table:formula="of:=AVERAGE([.B2:.B26])" office:value-type="float" office:value="180.52" calcext:value-type="float">
            <text:p>180.52</text:p>
          </table:table-cell>
          <table:table-cell table:formula="of:=AVERAGE([.C2:.C26])" office:value-type="float" office:value="40" calcext:value-type="float">
            <text:p>40</text:p>
          </table:table-cell>
          <table:table-cell table:formula="of:=AVERAGE([.D2:.D26])" office:value-type="float" office:value="0.065889582423552" calcext:value-type="float">
            <text:p>0.0658895824</text:p>
          </table:table-cell>
          <table:table-cell table:formula="of:=AVERAGE([.E2:.E26])" office:value-type="float" office:value="0.1860584137422" calcext:value-type="float">
            <text:p>0.1860584137</text:p>
          </table:table-cell>
          <table:table-cell table:formula="of:=AVERAGE([.F2:.F26])" office:value-type="float" office:value="0.24684863971716" calcext:value-type="float">
            <text:p>0.2468486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0:42:43.980782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44:59.594214847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62" meta:object-count="0"/>
  </office:meta>
</office:document-meta>
</file>